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1f69dc" officeooo:paragraph-rsid="002f2209" style:font-size-asian="26pt" style:font-style-asian="normal" style:font-weight-asian="normal" style:font-size-complex="26pt" style:font-style-complex="normal" style:font-weight-complex="normal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443677" officeooo:paragraph-rsid="00443677" style:font-size-asian="26pt" style:font-style-asian="normal" style:font-weight-asian="normal" style:font-size-complex="26pt" style:font-style-complex="normal" style:font-weight-complex="normal"/>
    </style:style>
    <style:style style:name="P14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572a13" style:font-size-asian="9.60000038146973pt" style:font-weight-asian="normal" style:font-size-complex="11pt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b5808" officeooo:paragraph-rsid="005b5808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ba43c" officeooo:paragraph-rsid="005ba43c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d9093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642d5" officeooo:paragraph-rsid="006642d5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c8cc7" officeooo:paragraph-rsid="003c8cc7" style:font-size-asian="9.60000038146973pt" style:font-style-asian="normal" style:font-weight-asian="bold" style:font-size-complex="11pt" style:font-style-complex="normal" style:font-weight-complex="bold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7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7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9517f" officeooo:paragraph-rsid="0049517f" style:font-size-asian="9.60000038146973pt" style:font-style-asian="normal" style:font-weight-asian="bold" style:font-size-complex="11pt" style:font-style-complex="normal" style:font-weight-complex="bold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ae984" officeooo:paragraph-rsid="004ae984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bcb9f" officeooo:paragraph-rsid="004bcb9f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5b5808" officeooo:paragraph-rsid="005b5808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5ba43c" officeooo:paragraph-rsid="005ba43c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2a2a3" officeooo:paragraph-rsid="0062a2a3" style:font-size-asian="9.60000038146973pt" style:font-style-asian="normal" style:font-weight-asian="bold" style:font-size-complex="11pt" style:font-style-complex="normal" style:font-weight-complex="bold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0d13" style:font-size-asian="9.60000038146973pt" style:font-style-asian="normal" style:font-weight-asian="bold" style:font-size-complex="11pt" style:font-style-complex="normal" style:font-weight-complex="bold"/>
    </style:style>
    <style:style style:name="P9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9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type="double" style:text-underline-width="auto" style:text-underline-color="font-color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94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95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96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97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9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6118c1" officeooo:paragraph-rsid="006118c1"/>
    </style:style>
    <style:style style:name="P9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62a2a3" officeooo:paragraph-rsid="0062a2a3"/>
    </style:style>
    <style:style style:name="P10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62a2a3" officeooo:paragraph-rsid="0062a2a3" style:font-weight-asian="bold" style:font-weight-complex="bold"/>
    </style:style>
    <style:style style:name="P101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List_20_Paragraph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85df3" officeooo:paragraph-rsid="00485df3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List_20_Paragraph" style:list-style-name="WWNum1">
      <style:text-properties style:font-name="arial" style:font-name-complex="Arial1"/>
    </style:style>
    <style:style style:name="P107" style:family="paragraph" style:parent-style-name="List_20_Paragraph" style:list-style-name="WWNum2">
      <style:text-properties style:font-name="arial" style:font-name-complex="Arial1"/>
    </style:style>
    <style:style style:name="P108" style:family="paragraph" style:parent-style-name="List_20_Paragraph" style:list-style-name="WWNum3">
      <style:text-properties style:font-name="arial" style:font-name-complex="Arial1"/>
    </style:style>
    <style:style style:name="P109" style:family="paragraph" style:parent-style-name="List_20_Paragraph" style:list-style-name="WWNum2">
      <style:text-properties style:font-name="arial"/>
    </style:style>
    <style:style style:name="P110" style:family="paragraph" style:parent-style-name="List_20_Paragraph" style:list-style-name="WWNum3">
      <style:text-properties style:font-name="arial"/>
    </style:style>
    <style:style style:name="P111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112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113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114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115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116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117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118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119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120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128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30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131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136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140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45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48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49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50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51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52" style:family="paragraph" style:parent-style-name="List_20_Paragraph" style:list-style-name="L18"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53" style:family="paragraph" style:parent-style-name="List_20_Paragraph" style:list-style-name="L19"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55" style:family="paragraph" style:parent-style-name="List_20_Paragraph" style:list-style-name="L20"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56" style:family="paragraph" style:parent-style-name="List_20_Paragraph" style:list-style-name="L20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57" style:family="paragraph" style:parent-style-name="List_20_Paragraph" style:list-style-name="L21">
      <style:text-properties style:font-name="arial" fo:font-size="11pt" fo:font-style="normal" style:text-underline-style="none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58" style:family="paragraph" style:parent-style-name="List_20_Paragraph" style:list-style-name="L21"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59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60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List_20_Paragraph" style:list-style-name="L24"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162" style:family="paragraph" style:parent-style-name="List_20_Paragraph" style:list-style-name="L24"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63" style:family="paragraph" style:parent-style-name="List_20_Paragraph" style:list-style-name="L2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64" style:family="paragraph" style:parent-style-name="List_20_Paragraph" style:list-style-name="L26"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165" style:family="paragraph" style:parent-style-name="List_20_Paragraph" style:list-style-name="L27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66" style:family="paragraph" style:parent-style-name="List_20_Paragraph" style:list-style-name="L28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67" style:family="paragraph" style:parent-style-name="List_20_Paragraph" style:list-style-name="L30">
      <style:paragraph-properties fo:text-align="start" style:justify-single-word="false"/>
      <style:text-properties style:font-name="arial" fo:font-size="11pt" fo:font-style="normal" style:text-underline-style="none" fo:font-weight="normal" officeooo:rsid="005b5808" officeooo:paragraph-rsid="005b5808" style:font-size-asian="9.60000038146973pt" style:font-style-asian="normal" style:font-weight-asian="normal" style:font-size-complex="11pt" style:font-style-complex="normal" style:font-weight-complex="normal"/>
    </style:style>
    <style:style style:name="P168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ba43c" officeooo:paragraph-rsid="005ba43c" style:font-size-asian="9.60000038146973pt" style:font-style-asian="normal" style:font-weight-asian="normal" style:font-size-complex="11pt" style:font-style-complex="normal" style:font-weight-complex="normal"/>
    </style:style>
    <style:style style:name="P169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ba43c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170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d9093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171" style:family="paragraph" style:parent-style-name="List_20_Paragraph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172" style:family="paragraph" style:parent-style-name="List_20_Paragraph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61e8f6" officeooo:paragraph-rsid="0061e8f6" style:font-size-asian="9.60000038146973pt" style:font-style-asian="normal" style:font-weight-asian="normal" style:font-size-complex="11pt" style:font-style-complex="normal" style:font-weight-complex="normal"/>
    </style:style>
    <style:style style:name="P173" style:family="paragraph" style:parent-style-name="List_20_Paragraph" style:list-style-name="L32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2a2a3" officeooo:paragraph-rsid="0061e8f6" style:font-size-asian="9.60000038146973pt" style:font-style-asian="normal" style:font-weight-asian="normal" style:font-size-complex="11pt" style:font-style-complex="normal" style:font-weight-complex="normal"/>
    </style:style>
    <style:style style:name="P174" style:family="paragraph" style:parent-style-name="List_20_Paragraph" style:list-style-name="L33">
      <style:paragraph-properties fo:text-align="start" style:justify-single-word="false"/>
      <style:text-properties style:font-name="arial" fo:font-size="11pt" fo:font-style="normal" style:text-underline-style="none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175" style:family="paragraph" style:parent-style-name="List_20_Paragraph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62c2c0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176" style:family="paragraph" style:parent-style-name="List_20_Paragraph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62c2c0" officeooo:paragraph-rsid="006642d5" style:font-size-asian="9.60000038146973pt" style:font-style-asian="normal" style:font-weight-asian="normal" style:font-size-complex="11pt" style:font-style-complex="normal" style:font-weight-complex="normal"/>
    </style:style>
    <style:style style:name="P17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524a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178" style:family="paragraph" style:parent-style-name="List_20_Paragraph" style:list-style-name="L39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7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80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81" style:family="paragraph" style:parent-style-name="List_20_Paragraph" style:list-style-name="L40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82" style:family="paragraph" style:parent-style-name="List_20_Paragraph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83" style:family="paragraph" style:parent-style-name="List_20_Paragraph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6cede0" officeooo:paragraph-rsid="006cede0" style:font-size-asian="9.60000038146973pt" style:font-style-asian="normal" style:font-weight-asian="normal" style:font-size-complex="11pt" style:font-style-complex="normal" style:font-weight-complex="normal"/>
    </style:style>
    <style:style style:name="P18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List_20_Paragraph" style:list-style-name="L42">
      <style:paragraph-properties fo:text-align="start" style:justify-single-word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186" style:family="paragraph" style:parent-style-name="List_20_Paragraph" style:list-style-name="L43">
      <style:paragraph-properties fo:text-align="start" style:justify-single-word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187" style:family="paragraph" style:parent-style-name="List_20_Paragraph" style:list-style-name="L44">
      <style:paragraph-properties fo:text-align="start" style:justify-single-word="false"/>
      <style:text-properties style:font-name="arial" fo:font-size="11pt" fo:font-style="normal" style:text-underline-style="none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18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189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190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191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92" style:family="paragraph" style:parent-style-name="List_20_Paragraph" style:list-style-name="L1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93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194" style:family="paragraph" style:parent-style-name="List_20_Paragraph" style:list-style-name="L25"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195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19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19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198" style:family="paragraph" style:parent-style-name="List_20_Paragraph" style:list-style-name="L35">
      <style:paragraph-properties fo:text-align="start" style:justify-single-word="fals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19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20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b524a" officeooo:paragraph-rsid="006b524a" style:font-size-asian="9.60000038146973pt" style:font-style-asian="normal" style:font-weight-asian="bold" style:font-size-complex="11pt" style:font-style-complex="normal" style:font-weight-complex="bold"/>
    </style:style>
    <style:style style:name="P201" style:family="paragraph" style:parent-style-name="List_20_Paragraph" style:list-style-name="L22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202" style:family="paragraph" style:parent-style-name="List_20_Paragraph" style:list-style-name="L33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20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73fb1" officeooo:paragraph-rsid="00673fb1" style:font-size-asian="9.60000038146973pt" style:font-style-asian="normal" style:font-weight-asian="normal" style:font-size-complex="11pt" style:font-style-complex="normal" style:font-weight-complex="normal"/>
    </style:style>
    <style:style style:name="P20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20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20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207" style:family="paragraph" style:parent-style-name="List_20_Paragraph" style:list-style-name="L26"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208" style:family="paragraph" style:parent-style-name="List_20_Paragraph" style:list-style-name="L28"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209" style:family="paragraph" style:parent-style-name="List_20_Paragraph" style:list-style-name="L29">
      <style:text-properties style:font-name="arial" fo:font-size="11pt" fo:font-style="normal" style:text-underline-style="solid" style:text-underline-width="auto" style:text-underline-color="font-color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210" style:family="paragraph" style:parent-style-name="List_20_Paragraph" style:list-style-name="L29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53508c" officeooo:paragraph-rsid="0053508c" style:font-size-asian="9.60000038146973pt" style:font-style-asian="normal" style:font-weight-asian="bold" style:font-size-complex="11pt" style:font-style-complex="normal" style:font-weight-complex="bold"/>
    </style:style>
    <style:style style:name="P2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6974e5" officeooo:paragraph-rsid="006974e5" style:font-size-asian="9.60000038146973pt" style:font-style-asian="normal" style:font-weight-asian="bold" style:font-size-complex="11pt" style:font-style-complex="normal" style:font-weight-complex="bold"/>
    </style:style>
    <style:style style:name="P212" style:family="paragraph" style:parent-style-name="List_20_Paragraph" style:list-style-name="L37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6974e5" officeooo:paragraph-rsid="006974e5" style:font-size-asian="9.60000038146973pt" style:font-style-asian="normal" style:font-weight-asian="bold" style:font-size-complex="11pt" style:font-style-complex="normal" style:font-weight-complex="bold"/>
    </style:style>
    <style:style style:name="P213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214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215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216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17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218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2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bold" officeooo:rsid="0068cfab" officeooo:paragraph-rsid="0068cfab" style:font-size-asian="26pt" style:font-style-asian="normal" style:font-weight-asian="bold" style:font-size-complex="26pt" style:font-style-complex="normal" style:font-weight-complex="bold"/>
    </style:style>
    <style:style style:name="P220" style:family="paragraph" style:parent-style-name="List_20_Paragraph" style:list-style-name="L1">
      <style:text-properties officeooo:paragraph-rsid="0007ba21"/>
    </style:style>
    <style:style style:name="P221" style:family="paragraph" style:parent-style-name="List_20_Paragraph" style:list-style-name="L18">
      <style:paragraph-properties fo:margin-left="0cm" fo:margin-right="0cm" fo:text-indent="0cm" style:auto-text-indent="false"/>
      <style:text-properties officeooo:rsid="003d343b" officeooo:paragraph-rsid="003dbcab"/>
    </style:style>
    <style:style style:name="P222" style:family="paragraph" style:parent-style-name="List_20_Paragraph" style:list-style-name="L22">
      <style:text-properties style:text-position="0% 100%" style:font-name="arial" fo:font-size="11pt" fo:font-style="normal" style:text-underline-style="none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223" style:family="paragraph" style:parent-style-name="List_20_Paragraph" style:list-style-name="L23">
      <style:text-properties style:text-position="0% 100%" style:font-name="arial" fo:font-size="11pt" fo:font-style="normal" style:text-underline-style="none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224" style:family="paragraph" style:parent-style-name="List_20_Paragraph" style:list-style-name="L25"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225" style:family="paragraph" style:parent-style-name="List_20_Paragraph" style:list-style-name="L25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226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227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228" style:family="paragraph" style:parent-style-name="List_20_Paragraph" style:list-style-name="L28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none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229" style:family="paragraph" style:parent-style-name="List_20_Paragraph" style:list-style-name="L23">
      <style:paragraph-properties fo:margin-left="0cm" fo:margin-right="0cm" fo:text-indent="0cm" style:auto-text-indent="false"/>
      <style:text-properties officeooo:paragraph-rsid="00485df3"/>
    </style:style>
    <style:style style:name="P230" style:family="paragraph" style:parent-style-name="List_20_Paragraph" style:list-style-name="L24">
      <style:text-properties officeooo:rsid="004ae984" officeooo:paragraph-rsid="004ae984"/>
    </style:style>
    <style:style style:name="P231" style:family="paragraph" style:parent-style-name="List_20_Paragraph" style:list-style-name="L31">
      <style:paragraph-properties fo:text-align="start" style:justify-single-word="false"/>
      <style:text-properties officeooo:paragraph-rsid="005d9093"/>
    </style:style>
    <style:style style:name="P232" style:family="paragraph" style:parent-style-name="List_20_Paragraph" style:list-style-name="L36">
      <style:paragraph-properties fo:text-align="start" style:justify-single-word="false"/>
      <style:text-properties officeooo:paragraph-rsid="006974e5"/>
    </style:style>
    <style:style style:name="P233" style:family="paragraph" style:parent-style-name="List_20_Paragraph" style:list-style-name="L38">
      <style:paragraph-properties fo:text-align="start" style:justify-single-word="false"/>
      <style:text-properties officeooo:paragraph-rsid="006b524a"/>
    </style:style>
    <style:style style:name="P234" style:family="paragraph" style:parent-style-name="List_20_Paragraph" style:list-style-name="L32">
      <style:paragraph-properties fo:text-align="start" style:justify-single-word="false"/>
      <style:text-properties style:text-underline-style="none" officeooo:rsid="0061e8f6" officeooo:paragraph-rsid="0061e8f6"/>
    </style:style>
    <style:style style:name="P235" style:family="paragraph" style:parent-style-name="List_20_Paragraph" style:list-style-name="L36">
      <style:paragraph-properties fo:text-align="start" style:justify-single-word="false"/>
      <style:text-properties officeooo:rsid="006974e5" officeooo:paragraph-rsid="006974e5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normal" officeooo:rsid="004dc53a" style:font-weight-asian="normal" style:font-weight-complex="normal"/>
    </style:style>
    <style:style style:name="T7" style:family="text">
      <style:text-properties style:text-position="sub 58%" style:text-underline-style="none" fo:font-weight="normal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fo:font-size="12pt" style:font-size-asian="12pt" style:font-name-complex="Arial1" style:font-size-complex="12pt"/>
    </style:style>
    <style:style style:name="T10" style:family="text">
      <style:text-properties style:font-name-complex="Arial1"/>
    </style:style>
    <style:style style:name="T11" style:family="text">
      <style:text-properties officeooo:rsid="0003a0e4" style:font-name-complex="Arial1"/>
    </style:style>
    <style:style style:name="T12" style:family="text">
      <style:text-properties officeooo:rsid="0005d5fc" style:font-name-complex="Arial1"/>
    </style:style>
    <style:style style:name="T13" style:family="text">
      <style:text-properties officeooo:rsid="0007ba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1e873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4e1a0f" style:font-weight-asian="normal" style:font-weight-complex="normal"/>
    </style:style>
    <style:style style:name="T18" style:family="text">
      <style:text-properties style:text-underline-style="none" officeooo:rsid="001f20eb"/>
    </style:style>
    <style:style style:name="T19" style:family="text">
      <style:text-properties style:text-underline-style="none" officeooo:rsid="001f69dc"/>
    </style:style>
    <style:style style:name="T20" style:family="text">
      <style:text-properties style:text-underline-style="none" officeooo:rsid="00273bfe"/>
    </style:style>
    <style:style style:name="T21" style:family="text">
      <style:text-properties officeooo:rsid="000b1b79"/>
    </style:style>
    <style:style style:name="T22" style:family="text">
      <style:text-properties officeooo:rsid="000cd37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a774b" style:font-weight-asian="normal" style:font-weight-complex="normal"/>
    </style:style>
    <style:style style:name="T25" style:family="text">
      <style:text-properties fo:font-weight="normal" officeooo:rsid="002c4b99" style:font-weight-asian="normal" style:font-weight-complex="normal"/>
    </style:style>
    <style:style style:name="T26" style:family="text">
      <style:text-properties fo:font-weight="normal" officeooo:rsid="002c8cb3" style:font-weight-asian="normal" style:font-weight-complex="normal"/>
    </style:style>
    <style:style style:name="T27" style:family="text">
      <style:text-properties officeooo:rsid="00114725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cede0" style:font-style-asian="italic" style:font-style-complex="italic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7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8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4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41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style:text-underline-style="none" fo:font-weight="normal" officeooo:rsid="003dbca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style:text-underline-style="none" fo:font-weight="normal" officeooo:rsid="0058e8b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style:text-underline-style="none" fo:font-weight="normal" officeooo:rsid="005ba43c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style:text-underline-style="none" fo:font-weight="normal" officeooo:rsid="005d9093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style:text-underline-style="none" fo:font-weight="normal" officeooo:rsid="0062c2c0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style:text-underline-style="none" fo:font-weight="normal" officeooo:rsid="006974e5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style:text-underline-style="none" fo:font-weight="normal" officeooo:rsid="006b524a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1pt" fo:font-style="normal" style:text-underline-style="none" fo:font-weight="normal" officeooo:rsid="006be64c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arial" fo:font-size="11pt" fo:font-style="normal" fo:font-weight="normal" officeooo:rsid="005d9093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arial" fo:font-size="11pt" fo:font-style="normal" fo:font-weight="normal" officeooo:rsid="0062a2a3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arial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56" style:family="text">
      <style:text-properties style:font-name="arial" fo:font-size="11pt" fo:font-style="italic" style:text-underline-style="none" fo:font-weight="normal" officeooo:rsid="005ba43c" style:font-size-asian="9.60000038146973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font-name="arial" style:text-underline-style="none" officeooo:rsid="000a168b"/>
    </style:style>
    <style:style style:name="T58" style:family="text">
      <style:text-properties style:font-name="arial" style:text-underline-style="none" officeooo:rsid="0007ba21"/>
    </style:style>
    <style:style style:name="T59" style:family="text">
      <style:text-properties style:font-name="arial" style:text-underline-style="none" officeooo:rsid="000984fb"/>
    </style:style>
    <style:style style:name="T60" style:family="text">
      <style:text-properties officeooo:rsid="001f20eb"/>
    </style:style>
    <style:style style:name="T61" style:family="text">
      <style:text-properties officeooo:rsid="002d69db"/>
    </style:style>
    <style:style style:name="T62" style:family="text">
      <style:text-properties officeooo:rsid="002f2209"/>
    </style:style>
    <style:style style:name="T63" style:family="text">
      <style:text-properties officeooo:rsid="0037f66f"/>
    </style:style>
    <style:style style:name="T64" style:family="text">
      <style:text-properties style:text-position="0% 100%"/>
    </style:style>
    <style:style style:name="T65" style:family="text">
      <style:text-properties style:text-position="0% 100%" style:text-underline-style="none"/>
    </style:style>
    <style:style style:name="T66" style:family="text">
      <style:text-properties style:text-position="0% 100%" style:text-underline-style="none" fo:font-weight="normal" style:font-weight-asian="normal" style:font-weight-complex="normal"/>
    </style:style>
    <style:style style:name="T67" style:family="text">
      <style:text-properties style:text-position="0% 100%" style:text-underline-style="none" fo:font-weight="normal" officeooo:rsid="00527cb0" style:font-weight-asian="normal" style:font-weight-complex="normal"/>
    </style:style>
    <style:style style:name="T68" style:family="text"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text-position="0% 100%" style:font-name="arial" fo:font-size="11pt" fo:font-style="normal" style:text-underline-style="none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fo:font-weight="normal" officeooo:rsid="004dc53a" style:font-weight-asian="normal" style:font-weight-complex="normal"/>
    </style:style>
    <style:style style:name="T72" style:family="text">
      <style:text-properties style:text-position="0% 100%" fo:font-weight="normal" officeooo:rsid="00527cb0" style:font-weight-asian="normal" style:font-weight-complex="normal"/>
    </style:style>
    <style:style style:name="T73" style:family="text">
      <style:text-properties officeooo:rsid="003b1b48"/>
    </style:style>
    <style:style style:name="T74" style:family="text">
      <style:text-properties officeooo:rsid="003c8cc7"/>
    </style:style>
    <style:style style:name="T75" style:family="text">
      <style:text-properties officeooo:rsid="003fae25"/>
    </style:style>
    <style:style style:name="T76" style:family="text">
      <style:text-properties officeooo:rsid="004305c8"/>
    </style:style>
    <style:style style:name="T77" style:family="text">
      <style:text-properties officeooo:rsid="00451c64"/>
    </style:style>
    <style:style style:name="T78" style:family="text">
      <style:text-properties officeooo:rsid="00576c3e"/>
    </style:style>
    <style:style style:name="T79" style:family="text">
      <style:text-properties officeooo:rsid="0057b5cf"/>
    </style:style>
    <style:style style:name="T80" style:family="text">
      <style:text-properties officeooo:rsid="005866ef"/>
    </style:style>
    <style:style style:name="T81" style:family="text">
      <style:text-properties officeooo:rsid="00598228"/>
    </style:style>
    <style:style style:name="T82" style:family="text">
      <style:text-properties officeooo:rsid="006642d5"/>
    </style:style>
    <style:style style:name="T83" style:family="text">
      <style:text-properties officeooo:rsid="006cede0"/>
    </style:style>
    <style:style style:name="T84" style:family="text">
      <style:text-properties officeooo:rsid="006cf1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4">1.- La placa base</text:p>
      <text:p text:style-name="P9">Elemento que se encarga de interconectado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text:style-name="WWNum1">
        <text:list-item>
          <text:p text:style-name="P106">Zócalo (shocket) del microprocesador: Conector para este.</text:p>
        </text:list-item>
        <text:list-item>
          <text:p text:style-name="P106">Ranuras (slots) de memoria: Conector para memoria principal.</text:p>
        </text:list-item>
        <text:list-item>
          <text:p text:style-name="P106">Ranuras (slots) de expansión: Conector para tarjetas de expansión.</text:p>
        </text:list-item>
        <text:list-item>
          <text:p text:style-name="P106">Chipset: Controla funciones del ordenador.</text:p>
        </text:list-item>
        <text:list-item>
          <text:p text:style-name="P106">BIOS: Conjunto de programas almacenados en una memoria EEPROM empleados durante el proceso de arranque.</text:p>
        </text:list-item>
        <text:list-item>
          <text:p text:style-name="P106">Conectores externos: Para comunicar la CPU con dispositivos externos.</text:p>
        </text:list-item>
        <text:list-item>
          <text:p text:style-name="P106">Conectores internos: Para comunicar la CPU con dispositivos internos.</text:p>
        </text:list-item>
        <text:list-item>
          <text:p text:style-name="P106">Conectores eléctricos: Empleados para suministrar electricidad.</text:p>
        </text:list-item>
        <text:list-item>
          <text:p text:style-name="P106">Batería: Mantiene la información inicial del sistema cuando este se apaga.</text:p>
        </text:list-item>
      </text:list>
      <text:p text:style-name="P14">2.- Factor de forma de la placa base</text:p>
      <text:p text:style-name="P9">Se refiere a las características de esta: Forma, tamaño, disposición de componentes y al tipo de alimentación de esta.</text:p>
      <text:p text:style-name="P8"><text:span text:style-name="T8">Placas AT</text:span><text:span text:style-name="T9"> </text:span><text:span text:style-name="T10">(Advanced technology)</text:span></text:p>
      <text:p text:style-name="P9">Primer intento exitoso de estandarización por parte de Intel en 1984 con el 386 y 486</text:p>
      <text:list text:style-name="WWNum2">
        <text:list-item>
          <text:p text:style-name="P109"><text:span text:style-name="T10">Gran tamaño: 305 x 350</text:span><text:span text:style-name="T4">mm</text:span></text:p>
        </text:list-item>
        <text:list-item>
          <text:p text:style-name="P107">Conector alimentación: En dos partes, colocación correcta o la placa peta.</text:p>
        </text:list-item>
        <text:list-item>
          <text:p text:style-name="P107">Conector alimentación a placa: Nada intuitivo, posibilidad de error al conectar.</text:p>
        </text:list-item>
        <text:list-item>
          <text:p text:style-name="P107">Botón encendido: Pulsador mecánico conectado a la fuente de alimentación.</text:p>
        </text:list-item>
        <text:list-item>
          <text:p text:style-name="P107">Conectores serie y paralelo: Incluidos en la placa.</text:p>
        </text:list-item>
        <text:list-item>
          <text:p text:style-name="P107">Conector DIN 5 pines para teclado: Único conector para periféricos integrado.</text:p>
        </text:list-item>
      </text:list>
      <text:p text:style-name="P6">Placas Baby AT </text:p>
      <text:list text:style-name="WWNum3">
        <text:list-item>
          <text:p text:style-name="P110"><text:span text:style-name="T10">Menor tamaño que AT: 220 x 330</text:span><text:span text:style-name="T4">mm</text:span></text:p>
        </text:list-item>
        <text:list-item>
          <text:p text:style-name="P108">Incluye conectores puertos serie y paralelo.</text:p>
        </text:list-item>
        <text:list-item>
          <text:p text:style-name="P108">Dificultar de trabajo al actualizar hardware.</text:p>
        </text:list-item>
        <text:list-item>
          <text:p text:style-name="P108">Por la proximidad de componentes y aumento de potencia genera más calor.</text:p>
        </text:list-item>
      </text:list>
      <text:p text:style-name="P9"/>
      <text:p text:style-name="P10"><text:span text:style-name="T8">Placas ATX</text:span><text:span text:style-name="T9"> </text:span><text:span text:style-name="T10">(Advanced Technology eXtended)</text:span></text:p>
      <text:p text:style-name="P23"><text:span text:style-name="T10">Aparecen en 1995, tiene un tamaño de 305 x 244</text:span><text:span text:style-name="T4">mm</text:span><text:span text:style-name="T10"> y poseen una mejor distribución de los componentes. Esto permite un mejor acceso y mejora la refrigeración de estos. Elementos que la componen:</text:span></text:p>
      <text:list text:style-name="WWNum4">
        <text:list-item>
          <text:p text:style-name="P111"><text:span text:style-name="T10">Conector eléctrico: Mas seguro, de una sola pieza tanto el conector de la fuente como el de la placa base, esto hace que no se pu</text:span><text:span text:style-name="T11">e</text:span><text:span text:style-name="T10">d</text:span><text:span text:style-name="T11">a</text:span><text:span text:style-name="T10"> conectar </text:span><text:span text:style-name="T11">de manera errónea.</text:span></text:p>
        </text:list-item>
        <text:list-item>
          <text:p text:style-name="P112"><text:span text:style-name="T10">Encendido por placa base: </text:span><text:span text:style-name="T12">Facilita el apagar o encender a través del sistema operativo o de la BIOS.</text:span></text:p>
        </text:list-item>
        <text:list-item>
          <text:p text:style-name="P113"><text:s/><text:span text:style-name="T13">Mejor ventilación: procesador aprovecha aspiración de la fuente para mejorar la refrigeración.</text:span></text:p>
        </text:list-item>
        <text:list-item>
          <text:p text:style-name="P114">Conectores externos en la parte trasera: diferenciados por colores</text:p>
        </text:list-item>
        <text:list-item>
          <text:p text:style-name="P114">Conectores internos recolocados: menor longitud de cables.</text:p>
        </text:list-item>
      </text:list>
      <text:p text:style-name="P5"/>
      <text:p text:style-name="P7">Otros formatos de placa base<text:span text:style-name="T14">:</text:span></text:p>
      <text:list text:style-name="L1">
        <text:list-item>
          <text:p text:style-name="P213">Mini ATX y micro ATX: versiones reducidas de ATX misma disposición de elementos y anclajes al chasis.</text:p>
        </text:list-item>
        <text:list-item>
          <text:p text:style-name="P220"><text:span text:style-name="T58">LPX (Low Profile eXtended): </text:span><text:span text:style-name="T59">Las ranuras de expansión no se encuentran en la placa sino en un conector especial colocado en horizontal llamado “riser card”. Las tarjetas de expansión van conectadas a este. Se sitúan en paralelo a la placa. Poca capacidad de expansión y baja refrigeración. </text:span><text:span text:style-name="T57">Intenta facilitar la actualización de las placas base. Da soporte para AGP y USB</text:span></text:p>
        </text:list-item>
        <text:list-item>
          <text:p text:style-name="P214">BTX (Balanced Technolog<text:span text:style-name="T21">y</text:span> eXtended): Intenta resolver problemas de refrigeración de CPU con una distribución diferente de los componentes.</text:p>
        </text:list-item>
        <text:list-item>
          <text:p text:style-name="P214">WTX <text:span text:style-name="T21">(Workstation Technology eXtended): </text:span><text:span text:style-name="T22">Diseñado para albergar varios procesadores y discos. Usado para servidores. Se accede mediante puertas abatibles y cajones extraíbles para los componentes internos.</text:span></text:p>
        </text:list-item>
      </text:list>
      <text:p text:style-name="P93"/>
      <text:p text:style-name="P15">3.- Zócalos para el microprocesador</text:p>
      <text:p text:style-name="P26"/>
      <text:p text:style-name="P27">Permite instalar y desinstalar el microprocesador fácilmente. Cada placa ha de tener un zócalo apto para el microprocesador que ha sido diseñada. Tipos…</text:p>
      <text:list text:style-name="L2">
        <text:list-item>
          <text:p text:style-name="P115">PGA (Pin Grid Array): El más antiguo, de gran tamaño, con orificios para introducir las patillas del procesador.</text:p>
        </text:list-item>
        <text:list-item>
          <text:p text:style-name="P115">ZIF (Zero Insertion Force): Mediante una palanca el procesador se inserta y se retira sin hacer fuerza. Formato similar al PGA pero de fácil uso.</text:p>
        </text:list-item>
        <text:list-item>
          <text:p text:style-name="P116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116">Slot A / 1 / 2: Intentaron remplazar a los zócalos. Se insertaban a modo de tarjeta grafica ayudado por guiás de plástico insertadas en la placa.</text:p>
          <text:p text:style-name="P215">4.- Memoria principal</text:p>
        </text:list-item>
      </text:list>
      <text:p text:style-name="P28"/>
      <text:p text:style-name="P29">Antiguamente iba soldada a la placa base, hoy en día se usan módulos DIMM que se insertan en la placa base mediante zócalos para RAM.</text:p>
      <text:p text:style-name="P29">Cada modulo DIMM tiene una cantidad de pines y velocidad FSB (Frontal System Bus) dependiendo de su tipo (DDR, DDR2, DDR3…) </text:p>
      <text:p text:style-name="P24">Se puede insertar los módulos exactamente iguales por parejas y en ranuras concretas para aprovechar la capacidad de doble canal de memoria (dual channel). Existe la posibilidad de triple y cuádruple canal, pero no son frecuentes.</text:p>
      <text:p text:style-name="P24"/>
      <text:p text:style-name="P16">5.- El Chipset</text:p>
      <text:p text:style-name="P24"/>
      <text:p text:style-name="P24">Conjunto de chips que controla algunas funciones del ordenador. <text:span text:style-name="T27">Están soldados a la placa base y manejan los buses. Levan disipador. Dos tipos:</text:span></text:p>
      <text:p text:style-name="P24"/>
      <text:p text:style-name="P34">Puente norte<text:span text:style-name="T14"> (Northbridge): Controla el funcionamiento y la frecuencia del bus del procesador, la memoria y los puertos de alta velocidad. </text:span><text:span text:style-name="T15">Características.</text:span></text:p>
      <text:list text:style-name="L3">
        <text:list-item>
          <text:p text:style-name="P117">Tipo, velocidad y números de procesadores soportados por la placa.</text:p>
        </text:list-item>
        <text:list-item>
          <text:p text:style-name="P117">Velocidad de bus frontal.</text:p>
        </text:list-item>
        <text:list-item>
          <text:p text:style-name="P117">Controlador de memoria.</text:p>
        </text:list-item>
        <text:list-item>
          <text:p text:style-name="P117">Tipo y cantidad de máxima RAM soportada.</text:p>
        </text:list-item>
        <text:list-item>
          <text:p text:style-name="P117">Controladora grafica integrada (solo algunos)</text:p>
        </text:list-item>
      </text:list>
      <text:p text:style-name="P25"/>
      <text:p text:style-name="P33">Puente sur<text:span text:style-name="T14"> (Southbridge): Controla los buses de entrada y salida de datos para periféricos (E/S). Determina el tipo de soporte IDE, el bus PCI y los puertos serie y paralelo. Características:</text:span></text:p>
      <text:list text:style-name="L4">
        <text:list-item>
          <text:p text:style-name="P118">Soporte para buses de expansión.</text:p>
        </text:list-item>
        <text:list-item>
          <text:p text:style-name="P118">Controladoras de dispositivos IDE, SATA, disquetera, red de ethernet y sonido.</text:p>
        </text:list-item>
        <text:list-item>
          <text:p text:style-name="P118">Control de puertos para periféricos USB o FireWire.</text:p>
        </text:list-item>
      </text:list>
      <text:p text:style-name="P30"/>
      <text:p text:style-name="P17">6.- Ranuras de expansión</text:p>
      <text:p text:style-name="P31"/>
      <text:p text:style-name="P31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text:style-name="L5">
        <text:list-item>
          <text:p text:style-name="P119">Bus de direcciones: Indica lugares de la memoria de escritura/lectura.</text:p>
        </text:list-item>
        <text:list-item>
          <text:p text:style-name="P119">Bus de datos: Realiza transmisión de datos.</text:p>
        </text:list-item>
        <text:list-item>
          <text:p text:style-name="P119">Bus de control: Dirige la circulación de datos.</text:p>
        </text:list-item>
      </text:list>
      <text:p text:style-name="P31"/>
      <text:p text:style-name="P32">Con el tiempo se han ido desarrollado diferentes tipos de ranuras. Ejemplos:</text:p>
      <text:p text:style-name="P32"/>
      <text:p text:style-name="P35"><text:span text:style-name="T23">PCI</text:span><text:span text:style-name="T16"> (Peripheral Component Interconnect): Aparece a principio de los 90, en ellas se conectaban tarjetas de video y sonido. Permiten tecnología </text:span><text:span text:style-name="T28">Plug and Play</text:span><text:span text:style-name="T31">.</text:span></text:p>
      <text:list text:style-name="L6">
        <text:list-item>
          <text:p text:style-name="P120">Las placas poseen de 2 a 3 ranuras PCI</text:p>
        </text:list-item>
        <text:list-item>
          <text:p text:style-name="P120">Empezó con 32 bits de ancho de ranura y pasó a 64 bits</text:p>
        </text:list-item>
        <text:list-item>
          <text:p text:style-name="P120">Usaban 5V al principio y pasaron a 3.3V posteriormente.</text:p>
        </text:list-item>
        <text:list-item>
          <text:p text:style-name="P120">Distintas según numero de bits y voltaje necesario.</text:p>
        </text:list-item>
      </text:list>
      <text:p text:style-name="P36"><text:soft-page-break/><text:span text:style-name="T34">AGP</text:span><text:span text:style-name="T31">: (Accelerated Graphics Port): </text:span><text:span text:style-name="T32">Desarrollado por intel, usado solo para tarjetas graficas. Transmite datos en serie. Una por placa base. Versiones de de la 1X a la 8X, todas ellas de 32 bits.</text:span></text:p>
      <text:p text:style-name="P38"/>
      <text:p text:style-name="P37"><text:span text:style-name="T34">PCI Express</text:span><text:span text:style-name="T31">: Desarrollada por intel, transmite datos en serie. Enviá pocos bits pero a mucha velocidad. Permiten conexión en caliente.</text:span></text:p>
      <text:p text:style-name="P37"><text:span text:style-name="T31">Un carril (lan) es un enlace punto a punto bidireccional. Pueden ser 1X, 4X, 8X, 16X… </text:span><text:span text:style-name="T33">Con la versión 1.0 se alcanzaban velocidades de transferencia de 2,5 GT/s con cada nueva versión, esa tasa de GT/s (Gigatransfers) duplica a la versión anterior.</text:span></text:p>
      <text:p text:style-name="P39"/>
      <text:p text:style-name="P78"/>
      <text:p text:style-name="P94">Parte II - El procesador y la memoria <text:span text:style-name="T74">RAM</text:span></text:p>
      <text:p text:style-name="P94"/>
      <text:p text:style-name="P18">1.- El procesador</text:p>
      <text:p text:style-name="P40">Componente principal, controla al resto de componentes. Realiza operaciones matemáticas lógicas, decodifica y ejecuta instrucciones de programas.</text:p>
      <text:p text:style-name="P41">Es un circuito integrado formado por millones de elementos electrónicos.</text:p>
      <text:p text:style-name="P41"/>
      <text:p text:style-name="P22"><text:span text:style-name="T35">Elementos de un procesador</text:span><text:span text:style-name="T40">: Esta basado en la arquitectura de Von Newmann.</text:span></text:p>
      <text:list text:style-name="L7">
        <text:list-item>
          <text:p text:style-name="P121">Unidad de punto flotante (FPU): Coprocesador matemático.</text:p>
        </text:list-item>
        <text:list-item>
          <text:p text:style-name="P122">Memoria caché del procesador (L1, L2): De tamaño reducido más rápida.</text:p>
        </text:list-item>
        <text:list-item>
          <text:p text:style-name="P122">Bus frontal (FSB): Conecta CPU con placa base, interfaz entre L2 y placa base. Tiene un ancho de 64 bits.</text:p>
        </text:list-item>
        <text:list-item>
          <text:p text:style-name="P122">Bus posterior (BSB): Interfaz entre L1 y L2. Tiene ancho de 256 bits.</text:p>
        </text:list-item>
      </text:list>
      <text:p text:style-name="P40"/>
      <text:p text:style-name="P79">La velocidad<text:span text:style-name="T14">: </text:span><text:span text:style-name="T18">Hoy en día se mide en gigahercios (GHz) que es un múltiplo del hercio y hace referencia a la frecuencia en la que un cristal de cuarzo emite una señal de reloj que regula un circuito integrado síncrono. </text:span><text:span text:style-name="T19">Dos tipos:</text:span></text:p>
      <text:list text:style-name="L8">
        <text:list-item>
          <text:p text:style-name="P123">Velocidad interna: a la que funciona el procesador.</text:p>
        </text:list-item>
        <text:list-item>
          <text:p text:style-name="P123">Velocidad FSB: <text:span text:style-name="T60">V</text:span>elocidad de comunicación entre procesador y placa base.</text:p>
          <text:p text:style-name="P124">La CPU pose un multiplicador que indica diferencia de velocidad de placa base y este</text:p>
        </text:list-item>
      </text:list>
      <text:p text:style-name="P42"/>
      <text:p text:style-name="P96"><text:span text:style-name="T52">L</text:span><text:span text:style-name="T51">a memoria caché</text:span><text:span text:style-name="T41">: Memoria rápida de pequeño tamaño usada por la CPU, guarda datos usados con mayor frecuencia. Poseen hasta 3 niveles de caché. Ejemplo</text:span></text:p>
      <text:list text:style-name="L9">
        <text:list-item>
          <text:p text:style-name="P126">Intel core 2 quad 9600</text:p>
          <text:list>
            <text:list-item>
              <text:p text:style-name="P126">L1 64KB + 64KB → 64 para direcciones y 64 para datos</text:p>
            </text:list-item>
            <text:list-item>
              <text:p text:style-name="P126">L2 2x4MB → 4 MB por núcleo</text:p>
            </text:list-item>
            <text:list-item>
              <text:p text:style-name="P126">Total caché: 8,128MB</text:p>
            </text:list-item>
          </text:list>
        </text:list-item>
      </text:list>
      <text:p text:style-name="P42"/>
      <text:p text:style-name="P97"><text:span text:style-name="T52">E</text:span><text:span text:style-name="T51">ncapsulado</text:span><text:span text:style-name="T41">: Oblea de silicio adherida a una </text:span><text:span text:style-name="T42">placa de circuito impreso </text:span><text:span text:style-name="T41">PCB </text:span><text:span text:style-name="T42">(Printed Circuit Board) con el resto de componentes que forman el procesador. Tipos:</text:span></text:p>
      <text:list text:style-name="L10">
        <text:list-item>
          <text:p text:style-name="P127">DIP (Dual In-line Package): Chip con dos hileras de patas,</text:p>
        </text:list-item>
        <text:list-item>
          <text:p text:style-name="P128">PLCC (Plastic Leaded Chip Carrier): Como DIP pero con patillas en todos lados</text:p>
        </text:list-item>
        <text:list-item>
          <text:p text:style-name="P128">PGA (Pin Grid Array): Con patillas en su interior, 486 el primero.</text:p>
        </text:list-item>
        <text:list-item>
          <text:p text:style-name="P129">BGA ( Ball Grid Array): Remplaza patillas por contactos, usado en zócalo LGA utilizado por primera vez en el Pentium 4.</text:p>
        </text:list-item>
        <text:list-item>
          <text:p text:style-name="P128">SEC (Single Edge Connect): Intenta mejorar ventilación sin mucho éxito, solo usado por pentium II</text:p>
        </text:list-item>
      </text:list>
      <text:p text:style-name="P42"/>
      <text:p text:style-name="P80">Alimentación y refrigeración<text:span text:style-name="T14">: </text:span><text:span text:style-name="T20">Los microprocesadores se la alimentan de la placa base.</text:span></text:p>
      <text:list text:style-name="L11">
        <text:list-item>
          <text:p text:style-name="P130">Voltaje externo (E/S): Comunica procesador con la placa base. 3’3V</text:p>
        </text:list-item>
        <text:list-item>
          <text:p text:style-name="P130">Voltaje interno: De 1’8 a 2’4V para una Tª de trabajo interna menor.</text:p>
        </text:list-item>
        <text:list-item>
          <text:p text:style-name="P130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130">Pasta térmica: En contacto entre el disipador y la CPU ayuda en la transferencia del calor.</text:p>
            </text:list-item>
            <text:list-item>
              <text:p text:style-name="P130">Disipador: Extrae el calor de la CPU.</text:p>
            </text:list-item>
            <text:list-item>
              <text:p text:style-name="P130">Ventilador: Enfría el disipador mediante aire.</text:p>
            </text:list-item>
          </text:list>
        </text:list-item>
      </text:list>
      <text:p text:style-name="P46"/>
      <text:p text:style-name="P81">Instrucciones especiales<text:span text:style-name="T14">: Instrucciones de matemática matricial incorporadas al procesador para mejorar el rendimiento de aplicaciones multimedia y 3D… MMX, 3DNow, MMX-2, SSE3, SSE4.</text:span></text:p>
      <text:p text:style-name="P42"/>
      <text:p text:style-name="P19">2.- La memoria RAM</text:p>
      <text:p text:style-name="P47"/>
      <text:p text:style-name="P50">Encargada de almacenar datos y que sean accesibles para la CPU. Tipos:</text:p>
      <text:list text:style-name="L12">
        <text:list-item>
          <text:p text:style-name="P131">Memoria principal (RAM): De lectura o escritura, rápida y volátil. En GB o MB</text:p>
        </text:list-item>
        <text:list-item>
          <text:p text:style-name="P131">Memoria caché: Más rápida que ram.</text:p>
        </text:list-item>
        <text:list-item>
          <text:p text:style-name="P131">Memoria CMOS: Almacena configuración de equipo.</text:p>
        </text:list-item>
        <text:list-item>
          <text:p text:style-name="P131">Memoria solo de lectura (ROM): Actualizable. Suele almacenar BIOS</text:p>
        </text:list-item>
        <text:list-item>
          <text:p text:style-name="P131">Memoria de video: Empleada por tarjetas gráficas.</text:p>
        </text:list-item>
      </text:list>
      <text:p text:style-name="P50"/>
      <text:p text:style-name="P82">Parámetros de la memoria</text:p>
      <text:list text:style-name="L13">
        <text:list-item>
          <text:p text:style-name="P132">Velocidad: En MHz, realiza tantas operaciones por segundo como MHz tiene.</text:p>
        </text:list-item>
        <text:list-item>
          <text:p text:style-name="P132">Tasa de transferencia: En MB/s o GB/s, Cantidad de memoria que transfiere.</text:p>
        </text:list-item>
        <text:list-item>
          <text:p text:style-name="P132">Dual channel: <text:span text:style-name="T61">Duplica el ancho de banda empleando dos DIMM iguales.</text:span></text:p>
        </text:list-item>
        <text:list-item>
          <text:p text:style-name="P133">Tiempo de acceso (ns): Lo que tarda la CPU en acceder a la RAM.</text:p>
        </text:list-item>
        <text:list-item>
          <text:p text:style-name="P133">Latencia: Retardo al acceder a componentes de la RAM.</text:p>
        </text:list-item>
        <text:list-item>
          <text:p text:style-name="P133">Latencia CAS: Tiempo entre petición de lectura <text:span text:style-name="T78">y </text:span>salida por los pines de esta.</text:p>
        </text:list-item>
        <text:list-item>
          <text:p text:style-name="P133">ECC (Error Checking and Correction): Detecta y corrige errores en info de RAM</text:p>
        </text:list-item>
      </text:list>
      <text:p text:style-name="P48"/>
      <text:p text:style-name="P82">Tipos de RAM</text:p>
      <text:p text:style-name="P49">Al ejecutar un programa se copian las instrucciones desde la memoria secundaria a la principal (RAM), después estas pasan a la CPU. Dos tipos:</text:p>
      <text:list text:style-name="L14">
        <text:list-item>
          <text:p text:style-name="P134">SRAM (Static Random Access Memory): Memoria estática (Mantiene información con corriente). Más rápida que la DRAM. Usada como caché.</text:p>
        </text:list-item>
        <text:list-item>
          <text:p text:style-name="P134">DRAM (Dynamic Random Access Memory): Memoria dinámica (su contenido se reescribe continuamente). Memoria principal.</text:p>
        </text:list-item>
        <text:list-item>
          <text:p text:style-name="P135">SDRAM (Synchronous DRAM)</text:p>
          <text:list>
            <text:list-item>
              <text:p text:style-name="P135">Se sincroniza con reloj del sistema para leer/escribir (modo ráfaga)</text:p>
            </text:list-item>
            <text:list-item>
              <text:p text:style-name="P135">Velocidades de 100MHz hasta 133MHz</text:p>
            </text:list-item>
            <text:list-item>
              <text:p text:style-name="P135"><text:soft-page-break/>Ancho de bus de datos 64bits</text:p>
            </text:list-item>
            <text:list-item>
              <text:p text:style-name="P135">En módulos DIMM de 168 pines en 2 ranuras</text:p>
            </text:list-item>
          </text:list>
        </text:list-item>
        <text:list-item>
          <text:p text:style-name="P136">DDR SDRAM</text:p>
          <text:list>
            <text:list-item>
              <text:p text:style-name="P136">De doble velocidad de datos</text:p>
            </text:list-item>
            <text:list-item>
              <text:p text:style-name="P136">Transfiere datos por dos canales distintos a la vez en un ciclo de reloj</text:p>
            </text:list-item>
            <text:list-item>
              <text:p text:style-name="P136">Velocidades desde 200 hasta 266MHz</text:p>
            </text:list-item>
            <text:list-item>
              <text:p text:style-name="P189"><text:span text:style-name="T24">En módulos DIMM de 1</text:span><text:span text:style-name="T23">84</text:span><text:span text:style-name="T24"> pines en </text:span><text:span text:style-name="T23">1</text:span><text:span text:style-name="T24"> ranura</text:span><text:span text:style-name="T23">.</text:span></text:p>
            </text:list-item>
          </text:list>
        </text:list-item>
        <text:list-item>
          <text:p text:style-name="P136">DDR2 SDRAM</text:p>
          <text:list>
            <text:list-item>
              <text:p text:style-name="P136">Mas velocidad y menos voltaje</text:p>
            </text:list-item>
            <text:list-item>
              <text:p text:style-name="P136">Latencias mas altas que DDR</text:p>
            </text:list-item>
            <text:list-item>
              <text:p text:style-name="P136">Velocidades desde 400 hasta 1024 Mb/s</text:p>
            </text:list-item>
            <text:list-item>
              <text:p text:style-name="P136">Capacidad de 2GB por modulo.</text:p>
            </text:list-item>
            <text:list-item>
              <text:p text:style-name="P189"><text:span text:style-name="T23">En <text:s/></text:span><text:span text:style-name="T24">módulos DIMM de </text:span><text:span text:style-name="T23">240</text:span><text:span text:style-name="T24"> pines en </text:span><text:span text:style-name="T23">1</text:span><text:span text:style-name="T24"> ranura.</text:span></text:p>
            </text:list-item>
          </text:list>
        </text:list-item>
        <text:list-item>
          <text:p text:style-name="P136">DDR3 SDRAM</text:p>
          <text:list>
            <text:list-item>
              <text:p text:style-name="P136">Mayor tasa de transferencia de datos y menor consumo.</text:p>
            </text:list-item>
            <text:list-item>
              <text:p text:style-name="P136">Latencias mas altas que DDR2</text:p>
            </text:list-item>
            <text:list-item>
              <text:p text:style-name="P136">Capacidad de 8GB por modulo.</text:p>
            </text:list-item>
            <text:list-item>
              <text:p text:style-name="P189"><text:span text:style-name="T23">En <text:s/></text:span><text:span text:style-name="T24">módulos DIMM de </text:span><text:span text:style-name="T23">240</text:span><text:span text:style-name="T24"> pines en </text:span><text:span text:style-name="T23">1</text:span><text:span text:style-name="T24"> ranura.</text:span></text:p>
            </text:list-item>
          </text:list>
        </text:list-item>
        <text:list-item>
          <text:p text:style-name="P190"><text:span text:style-name="T23">DDR</text:span><text:span text:style-name="T25">4</text:span><text:span text:style-name="T23"> SDRAM</text:span></text:p>
          <text:list>
            <text:list-item>
              <text:p text:style-name="P137">Mayor tasa de transferencia de datos y menor consumo.</text:p>
            </text:list-item>
            <text:list-item>
              <text:p text:style-name="P190"><text:span text:style-name="T23">Latencias mas altas que DDR</text:span><text:span text:style-name="T26">3</text:span></text:p>
            </text:list-item>
            <text:list-item>
              <text:p text:style-name="P191"><text:span text:style-name="T23">Velocidades desde </text:span><text:span text:style-name="T26">2133</text:span><text:span text:style-name="T23"> hasta </text:span><text:span text:style-name="T26">4400</text:span><text:span text:style-name="T23"> Mb/s</text:span></text:p>
            </text:list-item>
            <text:list-item>
              <text:p text:style-name="P190"><text:span text:style-name="T26">Se enfoca en el doble canal</text:span><text:span text:style-name="T23">.</text:span></text:p>
            </text:list-item>
            <text:list-item>
              <text:p text:style-name="P190"><text:span text:style-name="T23">En <text:s/></text:span><text:span text:style-name="T24">módulos DIMM de </text:span><text:span text:style-name="T23">2</text:span><text:span text:style-name="T26">88</text:span><text:span text:style-name="T24"> pines en </text:span><text:span text:style-name="T23">1</text:span><text:span text:style-name="T24"> ranura.</text:span></text:p>
            </text:list-item>
          </text:list>
          <text:p text:style-name="P192"><text:span text:style-name="T24">V</text:span><text:span text:style-name="T23">RAM (Video Ramdom Access Memory): Ram usada para la tarjeta gráfica.</text:span></text:p>
        </text:list-item>
        <text:list-item>
          <text:p text:style-name="P125">GDDR-SDRAM (Graphics Double Data Rate SDRAM): Tiempos optimizados de acceso y altas frecuencias de reloj.</text:p>
        </text:list-item>
        <text:list-item>
          <text:p text:style-name="P125">Ram extendida: Usada en gráficas integradas en el procesador. Emplea memoria RAM de la memoria principal.</text:p>
        </text:list-item>
      </text:list>
      <text:p text:style-name="P43"/>
      <text:p text:style-name="P83">Módulos de memoria</text:p>
      <text:p text:style-name="P83"/>
      <text:list text:style-name="L15">
        <text:list-item>
          <text:p text:style-name="P138">SIP (Single In-line Package): Encapsulamiento en una hilera.</text:p>
        </text:list-item>
        <text:list-item>
          <text:p text:style-name="P138">DIP (Dual In-line Package): Encapsulamiento en dos hileras</text:p>
        </text:list-item>
        <text:list-item>
          <text:p text:style-name="P138">SIPP (Single In-line Pin Package): Circuito impreso con chips de memoria con 30 pines. Tiene 4 bits por módulo.</text:p>
        </text:list-item>
        <text:list-item>
          <text:p text:style-name="P138">SIMM (Single In-line Memory Module): Placa de circuito impreso con chips de memoria que se inserta en un zócalo SIMM. 16 bits por módulo.</text:p>
        </text:list-item>
        <text:list-item>
          <text:p text:style-name="P138">DIMM (Dual In-line Memory Module): <text:span text:style-name="T62">Similar SIMM, memoria en linea doble, dos filas de contactos.</text:span></text:p>
        </text:list-item>
        <text:list-item>
          <text:p text:style-name="P139">DIMM DDR: Sustitutos DIMM, más contactos, DDR2, DDR3 son incompatibles </text:p>
        </text:list-item>
        <text:list-item>
          <text:p text:style-name="P139">RIMM: Con disipador de calor,más rápidos, más caros y con más pines.</text:p>
        </text:list-item>
        <text:list-item>
          <text:p text:style-name="P139">FB-DIMM: Para servidores.</text:p>
        </text:list-item>
        <text:list-item>
          <text:p text:style-name="P139">GDDR: Usado en tarjetas gráficas, muy rápidas, controladas por GPU.</text:p>
        </text:list-item>
        <text:list-item>
          <text:p text:style-name="P139">SO-DIMM: Empleadas en portátiles.</text:p>
        </text:list-item>
        <text:list-item>
          <text:p text:style-name="P140">Módulos Buffered y Unbuffered</text:p>
          <text:list>
            <text:list-item>
              <text:p text:style-name="P140">Buffered: Más fiables, con registros incorporados, ECC</text:p>
            </text:list-item>
            <text:list-item>
              <text:p text:style-name="P140">Unbuffered: Conectan con Northbridge directamente, menos seguros.</text:p>
            </text:list-item>
          </text:list>
        </text:list-item>
      </text:list>
      <text:p text:style-name="P95">Parte III – Conectores internos y externos de la placa base.</text:p>
      <text:p text:style-name="P44"/>
      <text:p text:style-name="P20">1.- Conectores internos</text:p>
      <text:p text:style-name="P51">Incluyen conectores para dispositivos internos como disquetera, discos duros… Tipos:</text:p>
      <text:list text:style-name="L16">
        <text:list-item>
          <text:p text:style-name="P141">Puerto IDE (Integrated Drive Electronics): Formado por 40 pines, para dispositivos de almacenamiento masivo de datos.</text:p>
        </text:list-item>
        <text:list-item>
          <text:p text:style-name="P216"><text:span text:style-name="T35">Puerto FDD </text:span><text:span text:style-name="T36">(Floppy Disk Drive): Formado por 34 pines, para disqueteras.</text:span></text:p>
        </text:list-item>
        <text:list-item>
          <text:p text:style-name="P142">Puerto SATA (Serial ATA): Para dispositivos de almacenamiento masivo, más moderno <text:s/>que IDE, no requier<text:span text:style-name="T79">e</text:span> configuración maestro/esclavo.</text:p>
        </text:list-item>
        <text:list-item>
          <text:p text:style-name="P142">Conectores para puerto USB: para conectar los USB de la caja a la placa.</text:p>
        </text:list-item>
        <text:list-item>
          <text:p text:style-name="P142">Conectores panel frontal: Conectar cables correspondientes de caja a placa.</text:p>
          <text:list>
            <text:list-item>
              <text:p text:style-name="P142">Botón encendido y reset.</text:p>
            </text:list-item>
            <text:list-item>
              <text:p text:style-name="P142">Luces de alimentación y actividad disco duro.</text:p>
            </text:list-item>
            <text:list-item>
              <text:p text:style-name="P142">Altavoz (speaker) de la caja.</text:p>
            </text:list-item>
          </text:list>
        </text:list-item>
        <text:list-item>
          <text:p text:style-name="P217"><text:span text:style-name="T35">Conector CD-IN: </text:span><text:span text:style-name="T37">Conecta cable de audio a CD o DVD y usa como reproductor.</text:span></text:p>
        </text:list-item>
        <text:list-item>
          <text:p text:style-name="P218"><text:span text:style-name="T35">Con</text:span><text:span text:style-name="T38">e</text:span><text:span text:style-name="T35">ctor ventiladores: </text:span><text:span text:style-name="T39">Alimentan a los ventiladores y permiten controlarlos.</text:span></text:p>
        </text:list-item>
        <text:list-item>
          <text:p text:style-name="P143">Conectores SPDIF: Para entrada / salida de sonido digital.</text:p>
        </text:list-item>
        <text:list-item>
          <text:p text:style-name="P143">Conectores de energía: Conectan fuente de alimentación a placa base.</text:p>
          <text:list>
            <text:list-item>
              <text:p text:style-name="P143">ATX de 12V y 4 pines</text:p>
            </text:list-item>
            <text:list-item>
              <text:p text:style-name="P143">ATX de 20 o 24 pines</text:p>
              <text:p text:style-name="P144"/>
            </text:list-item>
          </text:list>
        </text:list-item>
      </text:list>
      <text:p text:style-name="P21">2.- Conectores externos</text:p>
      <text:p text:style-name="P44"/>
      <text:p text:style-name="P52">Para conectar periféricos al ordenador. Tipos:</text:p>
      <text:p text:style-name="P52"/>
      <text:list text:style-name="L17">
        <text:list-item>
          <text:p text:style-name="P145">Puertos mini-Din: De 6 pines en circulo, diferente color para teclado y ratón.</text:p>
        </text:list-item>
        <text:list-item>
          <text:p text:style-name="P145">Puerto serie: De 9 o 25 pins, envían datos bit a bit en serie asíncrona, lentos.</text:p>
        </text:list-item>
        <text:list-item>
          <text:p text:style-name="P145">Puerto paralelo: Envían 8 bits simultáneos, para impresoras y escáneres.</text:p>
        </text:list-item>
        <text:list-item>
          <text:p text:style-name="P145">Puerto FireWire: <text:span text:style-name="T63">Bus de alta velocidad Plug &amp; Play, intercambiable en caliente.</text:span></text:p>
          <text:list>
            <text:list-item>
              <text:p text:style-name="P146">Soporta 63 dispositivos</text:p>
            </text:list-item>
            <text:list-item>
              <text:p text:style-name="P146">Velocidades desde 50MB/s (ver.400) hasta 400MB/s (ver.s3200)</text:p>
            </text:list-item>
          </text:list>
        </text:list-item>
        <text:list-item>
          <text:p text:style-name="P146">Puertos USB (Bus Serie Universal):</text:p>
          <text:list>
            <text:list-item>
              <text:p text:style-name="P146">Soporta periféricos de alta y baja velocidad</text:p>
            </text:list-item>
            <text:list-item>
              <text:p text:style-name="P146">Es un puerto serie más rápido</text:p>
            </text:list-item>
            <text:list-item>
              <text:p text:style-name="P146">Plug and Play</text:p>
            </text:list-item>
            <text:list-item>
              <text:p text:style-name="P146">Soporta amplia variedad de dispositivos </text:p>
            </text:list-item>
            <text:list-item>
              <text:p text:style-name="P146">Velocidades desde 1,5 Mb/s (ver. 1.0) hasta 2,5GB/s (ver. 3.2)</text:p>
            </text:list-item>
            <text:list-item>
              <text:p text:style-name="P146">Permite conectar hasta 127 dispositivos simultáneos.</text:p>
            </text:list-item>
            <text:list-item>
              <text:p text:style-name="P147">Incluye transmisión de energía eléctrica.</text:p>
            </text:list-item>
          </text:list>
        </text:list-item>
        <text:list-item>
          <text:p text:style-name="P147">Conector de red: Para conectar a una red de Ethernet</text:p>
        </text:list-item>
        <text:list-item>
          <text:p text:style-name="P147">Conector de audio: Usa mini-jack de 3,5<text:span text:style-name="T3">mm</text:span><text:span text:style-name="T64"> codificado con colores.</text:span></text:p>
        </text:list-item>
        <text:list-item>
          <text:p text:style-name="P148">Puerto DVI (digital Visual Interface): <text:span text:style-name="T73">Para máxima calidad en pantallas digitales</text:span></text:p>
          <text:list>
            <text:list-item>
              <text:p text:style-name="P149">Proporciona señal digital y analógica</text:p>
              <text:list>
                <text:list-item>
                  <text:p text:style-name="P149">DVI-D: Solo digital</text:p>
                </text:list-item>
                <text:list-item>
                  <text:p text:style-name="P149">DVI-A: Solo analógica</text:p>
                </text:list-item>
                <text:list-item>
                  <text:p text:style-name="P149">DVI-I: digital y analógica</text:p>
                </text:list-item>
              </text:list>
            </text:list-item>
          </text:list>
        </text:list-item>
        <text:list-item>
          <text:p text:style-name="P149">VGA (Video Graphics Array): Conector analógico de 15 pins DB-15, en desuso</text:p>
        </text:list-item>
        <text:list-item>
          <text:p text:style-name="P149">Puerto MIDI: Conector analógico de 15 pins DB-15, para joystics, en desuso.</text:p>
        </text:list-item>
        <text:list-item>
          <text:p text:style-name="P149">HDMI (High Definition Multimedia Interface)</text:p>
          <text:list>
            <text:list-item>
              <text:p text:style-name="P149">Interfaz de video y audio cifrado sin compresión. Tipos</text:p>
              <text:list>
                <text:list-item>
                  <text:p text:style-name="P149">A: 19 pines</text:p>
                </text:list-item>
                <text:list-item>
                  <text:p text:style-name="P149">B: 29 pines, mayor resolución.</text:p>
                </text:list-item>
                <text:list-item>
                  <text:p text:style-name="P150">C y D: versiones mini con 19 pines.</text:p>
                </text:list-item>
              </text:list>
            </text:list-item>
          </text:list>
        </text:list-item>
        <text:list-item>
          <text:p text:style-name="P151">Puerto eSATA (externo): Conecta dispositivos SATA externos mejor que USB.</text:p>
        </text:list-item>
        <text:list-item>
          <text:p text:style-name="P151">DisplayPort: Interfaz digital estándar de dispositivos rival de HDMI, 20 pins</text:p>
        </text:list-item>
        <text:list-item>
          <text:p text:style-name="P151">Thunderbolt: Conector de alta velocidad con tecnología óptica.</text:p>
          <text:list>
            <text:list-item>
              <text:p text:style-name="P151">Ancho de banda hasta 20Gb/s</text:p>
            </text:list-item>
            <text:list-item>
              <text:p text:style-name="P151">Transmite hasta 100W de potencia eléctrica.</text:p>
            </text:list-item>
            <text:list-item>
              <text:p text:style-name="P151">Compatible con USB-C 3.1</text:p>
            </text:list-item>
          </text:list>
        </text:list-item>
      </text:list>
      <text:p text:style-name="P44"/>
      <text:p text:style-name="P44"/>
      <text:p text:style-name="P12">Parte IV – Almacenamiento secundario masivo</text:p>
      <text:p text:style-name="P45"/>
      <text:p text:style-name="P53">Se denomina memoria segundar<text:span text:style-name="T79">i</text:span>a, ofrece gran capacidad de almacenamiento no volátil, de acceso más lento que la memoria principal.</text:p>
      <text:p text:style-name="P53"/>
      <text:p text:style-name="P68">1.- Estructura física del disco duro</text:p>
      <text:p text:style-name="P53">Caja herméticamente cerrada que contiene los platos que guardan información y las cabezas para leer y escribir en ellos. Contiene dos motores, uno gira el disco y otro mueve las cabezas , <text:span text:style-name="T80">además posee</text:span> un conjunto de componentes electrónicos.</text:p>
      <text:p text:style-name="P53"/>
      <text:p text:style-name="P84">Funcionamiento<text:span text:style-name="T14">: Consta de una pila de discos llamados platos y almacenan la información magnéticamente. Cada plato tiene dos caras.</text:span></text:p>
      <text:p text:style-name="P54">Los platos giran a una velocidad contrastante. Cada cara del plato tiene un cabezal y se desplazan linealmente del exterior al interior del disco con un brazo mecánico.</text:p>
      <text:p text:style-name="P54">Para leer/escribir:</text:p>
      <text:list text:style-name="L18">
        <text:list-item>
          <text:p text:style-name="P152">Desplazar cabezales hasta sitio inicio datos.</text:p>
        </text:list-item>
        <text:list-item>
          <text:p text:style-name="P152">Esperar a que dato llegue al cabezal y leer/escribir.</text:p>
          <text:p text:style-name="P221"><text:span text:style-name="T41">Esta operación requiere de coordinación entre CPU, controladora de </text:span><text:span text:style-name="T43">discos, </text:span><text:span text:style-name="T44">la</text:span><text:span text:style-name="T41"> BIOS, </text:span><text:span text:style-name="T44">el</text:span><text:span text:style-name="T41"> SO, </text:span><text:span text:style-name="T44">la </text:span><text:span text:style-name="T41">RAM <text:s/></text:span><text:span text:style-name="T43">y el mismo </text:span><text:span text:style-name="T41">disco.</text:span></text:p>
        </text:list-item>
      </text:list>
      <text:p text:style-name="P85">Cabezas, cilindros y sectores<text:span text:style-name="T14">: </text:span></text:p>
      <text:list text:style-name="L19">
        <text:list-item>
          <text:p text:style-name="P153">Cabeza: Para L/E, una por cada cara del plato, se divide en anillos (pistas)</text:p>
        </text:list-item>
        <text:list-item>
          <text:p text:style-name="P153">Cilindro: Formado por todas las pistas de una posición de los cabezales.</text:p>
        </text:list-item>
        <text:list-item>
          <text:p text:style-name="P153">Sector: Tramos iguales en los que se divide una pista. En bloque de 512 bytes.</text:p>
        </text:list-item>
        <text:list-item>
          <text:p text:style-name="P153">Clúster: Grupo de sectores. Unidad mínima que puede L/E un SO.</text:p>
          <text:p text:style-name="P154"/>
          <text:p text:style-name="P193">2.- Geometría de un disco duro</text:p>
        </text:list-item>
      </text:list>
      <text:p text:style-name="P69"/>
      <text:p text:style-name="P55">La capacidad de un disco duro se puede calcular con el numero de cabezas, cilindros, pistas y sectores. Ejemplo:</text:p>
      <text:list text:style-name="L20">
        <text:list-item>
          <text:p text:style-name="P155">Capacidad = Nº cilindros · Nº sectores pista · Nº Cabezas · Nº bytes/sector</text:p>
          <text:p text:style-name="P156"/>
        </text:list-item>
      </text:list>
      <text:p text:style-name="P55">Existen limitaciones a la geometría cilindro, cabeza y sector (CHS) impuestas por el hardware. <text:span text:style-name="T75">El sistema de traducción de Dirección de bloque lógico (LBA) permite trabajar con discos duro de capacidad superior a 528MB. Este identifica los sectores mediante números consecutivos, en vez de por cilindro, cabeza, sector.</text:span></text:p>
      <text:p text:style-name="P55"/>
      <text:p text:style-name="P86">Estructura lógica<text:span text:style-name="T14">:</text:span></text:p>
      <text:list text:style-name="L21">
        <text:list-item>
          <text:p text:style-name="P157">Sector de arranque (MBR): Primer sector del disco duro, amacena tabla de particiones (info sobre inicio y fin de cada partición) y el programa <text:span text:style-name="T29">master boot</text:span> encargado de leer tabla de particiones y ceder el control al sector de arranque de la partición activa.</text:p>
        </text:list-item>
        <text:list-item>
          <text:p text:style-name="P157">Espacio particionado: Espacio del disco duro asignado a alguna partición.</text:p>
        </text:list-item>
        <text:list-item>
          <text:p text:style-name="P157">Partición: división lógica de un disco duro tratada como otro disco distinto.</text:p>
        </text:list-item>
        <text:list-item>
          <text:p text:style-name="P157">Las particiones de definen por cilindros, <text:span text:style-name="T76">estos comienzan en la primera pista de un cilindro y termina en la última de otro. Cada partición tiene un nombre.</text:span></text:p>
        </text:list-item>
        <text:list-item>
          <text:p text:style-name="P158">Espacio sin particionar: <text:span text:style-name="T81">Q</text:span>ue no tiene asignado ninguna partición.</text:p>
        </text:list-item>
      </text:list>
      <text:p text:style-name="P56"/>
      <text:p text:style-name="P70">3.- Características de un disco duro</text:p>
      <text:p text:style-name="P70"/>
      <text:p text:style-name="P87">Capacidad de almacenamiento<text:span text:style-name="T14">: Los fabricantes suelen redondearlo con 1000 cuando realmente hay que redondearlo con 1024.</text:span></text:p>
      <text:p text:style-name="P57"/>
      <text:p text:style-name="P87">Modo de transferencia<text:span text:style-name="T14">: Dos tipos…</text:span></text:p>
      <text:list text:style-name="L22">
        <text:list-item>
          <text:p text:style-name="P159">PIO (entrada/salida programada): Tiene varias versiones con diferentes velocidades, desde modo 1 (5.2<text:span text:style-name="T3">MB/s</text:span><text:span text:style-name="T64">) hasta modo 4 (16.6</text:span><text:span text:style-name="T3">MB/S</text:span><text:span text:style-name="T64">)</text:span></text:p>
        </text:list-item>
        <text:list-item>
          <text:p text:style-name="P160">DMA <text:span text:style-name="T77">(Direct Memory access)</text:span>: Con varias versiones que se nombran por su velocidad, desde DMA-16 con 16.6<text:span text:style-name="T3">MB/S</text:span><text:span text:style-name="T64"> hasta DMA-166 con 166</text:span><text:span text:style-name="T3">MB/s</text:span><text:span text:style-name="T64"> </text:span></text:p>
          <text:list>
            <text:list-item>
              <text:p text:style-name="P222">Permite a ciertos componentes del PC acceder la memoria independientemente de la CPU.</text:p>
            </text:list-item>
            <text:list-item>
              <text:p text:style-name="P222">Permite a ciertos componentes del PC de diferentes velocidades comunicarse con la CPU si suponer una carga masiva.</text:p>
              <text:p text:style-name="P201"><text:span text:style-name="T64">Tiempo de acceso</text:span><text:span text:style-name="T65">: Tiempo usado por las cabezas de L/E para colocarse en el sector.</text:span></text:p>
            </text:list-item>
          </text:list>
        </text:list-item>
      </text:list>
      <text:p text:style-name="P88"><text:span text:style-name="T64">Tiempo de búsqueda</text:span><text:span text:style-name="T65">: Tiempo que necesita las cabezas para llegar de una pista a otra.</text:span></text:p>
      <text:p text:style-name="P101">Velocidad de rotación<text:span text:style-name="T14">: En rpm, 5400rpm en portátiles y 7200 en sobremesa. Discos con interfaz SCSI pueden alcanzar hasta las 15.000rpm.</text:span></text:p>
      <text:p text:style-name="P102">Latencia<text:span text:style-name="T14">: Tiempo en el que da una vuelta el disco una vez las cabezas están en el cilindro adecuado. Latencia = rpm/60</text:span></text:p>
      <text:p text:style-name="P101">Caché de disco<text:span text:style-name="T14">: Almacena lecturas para cuando la controladora solicita datos del disco y no sea necesario esperar a que los cabezales cambien de posición.</text:span></text:p>
      <text:p text:style-name="P101">Interfaz<text:span text:style-name="T14">: Mecanismo de conexión entre el disco duro y el equipo.</text:span></text:p>
      <text:list text:style-name="L23">
        <text:list-item>
          <text:p text:style-name="P223">Sobremesa, y portátiles: IDE o SATA</text:p>
        </text:list-item>
        <text:list-item>
          <text:p text:style-name="P223">Servidores: SATA e iSCSI</text:p>
        </text:list-item>
        <text:list-item>
          <text:p text:style-name="P223">Externos: USB, FireWire o eSATA</text:p>
          <text:p text:style-name="P229"><text:span text:style-name="T68">Otros</text:span><text:span text:style-name="T69">: Tamaño, ruido, Tª funcionamiento, tolerancia golpes y vibraciones, precio.</text:span></text:p>
        </text:list-item>
      </text:list>
      <text:p text:style-name="P103"/>
      <text:p text:style-name="P71">4.- Dispositivos ATA / IDE</text:p>
      <text:p text:style-name="P59">Los más empleados hasta el 2003 fueron reemplazados por los SATA</text:p>
      <text:list text:style-name="L24">
        <text:list-item>
          <text:p text:style-name="P161">Se conectan a la placa mediante un cable con 3 conectores de 40 pines.</text:p>
        </text:list-item>
        <text:list-item>
          <text:p text:style-name="P161">Las placas tienen 2 conectores IDE como máximo.</text:p>
        </text:list-item>
        <text:list-item>
          <text:p text:style-name="P161">Estos discos se deben identificar como maestro o esclavo usando un jumper</text:p>
          <text:list>
            <text:list-item>
              <text:p text:style-name="P161">No puede haber dos maestro o dos esclavos en el mismo cable</text:p>
            </text:list-item>
            <text:list-item>
              <text:p text:style-name="P162">Una pegatina en el disco indica posición de los jumpers.</text:p>
            </text:list-item>
          </text:list>
        </text:list-item>
        <text:list-item>
          <text:p text:style-name="P230"><text:span text:style-name="T41">Usan un conector </text:span><text:span text:style-name="T55">Molex</text:span><text:span text:style-name="T41"> para obtener alimentación.</text:span></text:p>
          <text:p text:style-name="P163"/>
        </text:list-item>
      </text:list>
      <text:p text:style-name="P72">5.- Dispositivos SATA</text:p>
      <text:p text:style-name="P73"><text:span text:style-name="T23">Conexión en serie punto a punto entre dos dispositivos. Con velocidades de transferencia desde 150</text:span><text:span text:style-name="T6">MB/s</text:span><text:span text:style-name="T71"> (SATA1) hasta 600</text:span><text:span text:style-name="T6">MB/s</text:span><text:span text:style-name="T71"> (SATA3)</text:span></text:p>
      <text:list text:style-name="L25">
        <text:list-item>
          <text:p text:style-name="P194"><text:span text:style-name="T70">SATA Express incluye un bus PCI Express (1,97</text:span><text:span text:style-name="T5">GB/s</text:span><text:span text:style-name="T70">)</text:span></text:p>
        </text:list-item>
        <text:list-item>
          <text:p text:style-name="P224">Los jumpers se usan para configurar velocidad soportada por placa base.</text:p>
        </text:list-item>
        <text:list-item>
          <text:p text:style-name="P224">El limite de conectores SATA lo impone la placa</text:p>
        </text:list-item>
        <text:list-item>
          <text:p text:style-name="P224">No hay discos esclavo n<text:span text:style-name="T81">i</text:span> maestro, el orden de arranque es desde la BIOS.</text:p>
          <text:p text:style-name="P225"/>
        </text:list-item>
      </text:list>
      <text:p text:style-name="P74">6.- Dispositivos SSD (Solid State Drive)</text:p>
      <text:p text:style-name="P60">Emplean mismas interfaces que HDD pero están formados por chips de memoria flash, no tienen partes móviles, consumen menos energía y son muy duraderos.</text:p>
      <text:p text:style-name="P60"/>
      <text:p text:style-name="P90"><text:span text:style-name="T23">Características</text:span><text:span text:style-name="T16">: Basados en dos tipos de memoria..</text:span></text:p>
      <text:list text:style-name="L26">
        <text:list-item>
          <text:p text:style-name="P164">Memoria DRAM: Necesitan pila interna ya que esta memoria e<text:span text:style-name="T81">s</text:span> volátil</text:p>
          <text:list>
            <text:list-item>
              <text:p text:style-name="P164">Más rápidos que los basados en memoria flash</text:p>
            </text:list-item>
          </text:list>
        </text:list-item>
        <text:list-item>
          <text:p text:style-name="P207"><text:span text:style-name="T16">Memoria flash NAND: Memorias no volátiles, </text:span><text:span text:style-name="T17">mas lentos que DRAM.</text:span></text:p>
        </text:list-item>
      </text:list>
      <text:p text:style-name="P61">Los SSD están compuestos por…</text:p>
      <text:list text:style-name="L27">
        <text:list-item>
          <text:p text:style-name="P165">Controladora: Procesador electrónico que administra y controla memoria NAND</text:p>
        </text:list-item>
        <text:list-item>
          <text:p text:style-name="P165">Caché: Pequeño dispositivo DRAM similar al caché de los discos duros.</text:p>
        </text:list-item>
        <text:list-item>
          <text:p text:style-name="P165">Condensador: Mantiene datos memoria caché</text:p>
        </text:list-item>
      </text:list>
      <text:p text:style-name="P91"><text:span text:style-name="T23">Protocolos y factores de forma</text:span><text:span text:style-name="T16">:</text:span></text:p>
      <text:list text:style-name="L28">
        <text:list-item>
          <text:p text:style-name="P166">NVMe: Protocolo más moderno y optimizado para altas velocidades.</text:p>
          <text:list>
            <text:list-item>
              <text:p text:style-name="P166">Emplea conexiones PCI-Express para conectar con la placa base.</text:p>
            </text:list-item>
            <text:list-item>
              <text:p text:style-name="P166">Conexión física puede ser diferente, como tarjeta M.2 o tarjeta PCIe</text:p>
            </text:list-item>
            <text:list-item>
              <text:p text:style-name="P208"><text:span text:style-name="T16">Alcanzan velocidades de lectura de 3,5</text:span><text:span text:style-name="T7">GB/s</text:span><text:span text:style-name="T66"> </text:span></text:p>
              <text:p text:style-name="P228">7.- RAID (Redundant Array of Independent Disks)</text:p>
            </text:list-item>
          </text:list>
        </text:list-item>
      </text:list>
      <text:p text:style-name="P104">Sistema de almacenamiento que usa múltiples discos duros entre los que distribuye o replica los datos. Empleada en servidores o en tareas intensivas de almacenamiento.</text:p>
      <text:p text:style-name="P104">Tres combinaciones:</text:p>
      <text:list text:style-name="L29">
        <text:list-item>
          <text:p text:style-name="P226">RAID 0 (conjunto dividido): Distribuye datos equitativamente entre 2 o + discos.</text:p>
        </text:list-item>
        <text:list-item>
          <text:p text:style-name="P226">RAID 1 (conjunto espejo): Crea una copia exacta de los datos en 2 o + discos.</text:p>
        </text:list-item>
        <text:list-item>
          <text:p text:style-name="P209"><text:span text:style-name="T66">RAID 5 </text:span><text:span text:style-name="T67">(dividido con paridad): Reparte los datos a nivel de bloques distribuyendo la información de seguridad entre todos los discos. Minimo de 3.</text:span></text:p>
          <text:p text:style-name="P210"><text:span text:style-name="T72">R</text:span><text:span text:style-name="T70">AID anidados</text:span><text:span text:style-name="T66">: RAID dentro de otros RAID. Los más usados..</text:span></text:p>
        </text:list-item>
        <text:list-item>
          <text:p text:style-name="P227">RAID 0+1, 1+0, 3+0, 1+0+0</text:p>
          <text:p text:style-name="P210"><text:span text:style-name="T70">Array de discos</text:span><text:span text:style-name="T66">: Conjunto de discos duros agrupados para aumentar capacidad de almacenamiento y reducir fallos.</text:span></text:p>
        </text:list-item>
      </text:list>
      <text:p text:style-name="P105">Los servidores de almacenamiento masivo suelen emplear redes de almacenamiento concebidas para conectar servidores y arrays de discos.</text:p>
      <text:p text:style-name="P57"/>
      <text:p text:style-name="P57"/>
      <text:p text:style-name="P13">Parte V – Almacenamiento secundario masivo óptico</text:p>
      <text:p text:style-name="P58"/>
      <text:p text:style-name="P75">1.- Discos duros externos</text:p>
      <text:p text:style-name="P62">De gran variedad, pueden incluir funciones multimedia.</text:p>
      <text:list text:style-name="L30">
        <text:list-item>
          <text:p text:style-name="P167">Los mas usados se conectan por USB, FireWire o eSATA y según el tamaño pueden necesitar conexión eléctrica.</text:p>
        </text:list-item>
        <text:list-item>
          <text:p text:style-name="P167">Los tamaños más comunes son de 3´5, 2´5 y 1´8 pulgadas.</text:p>
        </text:list-item>
        <text:list-item>
          <text:p text:style-name="P167">Se pueden usar carcasas para tener un disco duro externo ya sean instaladas en la caja o fuera de esta.</text:p>
        </text:list-item>
      </text:list>
      <text:p text:style-name="P62"/>
      <text:p text:style-name="P76">2.- CD-ROM</text:p>
      <text:p text:style-name="P63">Remplazó al disquete y cosiste en un disco de policarbonato de 12 cm de diámetro.</text:p>
      <text:p text:style-name="P92">Fabricación</text:p>
      <text:list text:style-name="L31">
        <text:list-item>
          <text:p text:style-name="P168">Sobre este disco se graba la información (1s y 0s) creando una serie de hoyos microscópicos empleando un láser de alta potencia.</text:p>
        </text:list-item>
        <text:list-item>
          <text:p text:style-name="P169">Esta información se graba sobre una lámina de aluminio que refleja la luz láser hacia el cabezal de lectura.</text:p>
        </text:list-item>
        <text:list-item>
          <text:p text:style-name="P231"><text:span text:style-name="T46">D</text:span><text:span text:style-name="T45">ependiendo de si hay un hoyo (</text:span><text:span text:style-name="T56">pit</text:span><text:span text:style-name="T45">) </text:span><text:span text:style-name="T46">no reflejará la luz y por tanto </text:span><text:span text:style-name="T45">será un 0 y si hay un llano (</text:span><text:span text:style-name="T56">land</text:span><text:span text:style-name="T45">) </text:span><text:span text:style-name="T46">reflejará la luz y </text:span><text:span text:style-name="T45">será un 1.</text:span></text:p>
        </text:list-item>
        <text:list-item>
          <text:p text:style-name="P170">El CD dispone de una única pista en espiral del centro al borde exterior (6km)</text:p>
        </text:list-item>
      </text:list>
      <text:p text:style-name="P64"/>
      <text:p text:style-name="P98"><text:span text:style-name="T53">F</text:span><text:span text:style-name="T51">ormatos:</text:span><text:span text:style-name="T41"> CD-R, CD+R, CD-RW, CD+RW</text:span></text:p>
      <text:p text:style-name="P65"/>
      <text:p text:style-name="P89">Unidades de CD-ROM:</text:p>
      <text:p text:style-name="P65">Solo admiten accesos de lectura, no es posible borrar. Formado por:</text:p>
      <text:list text:style-name="L32">
        <text:list-item>
          <text:p text:style-name="P171">Cabeza de lectura: Consta de una fuente de luz láser y un fotodetector</text:p>
          <text:list>
            <text:list-item>
              <text:p text:style-name="P171">Si el láser pasa por una superficie plana,es reflejado hacia el sensor óptico y el reproductor interpreta esto como un 1</text:p>
            </text:list-item>
            <text:list-item>
              <text:p text:style-name="P171">Cuando el láser pasa por un hoyo el haz de luz es rebotado fuera del sensor óptico y el reproductor reconoce esto como un 0</text:p>
            </text:list-item>
          </text:list>
        </text:list-item>
        <text:list-item>
          <text:p text:style-name="P171">Accionador de cabeza: Se desplaza el cabezal por la superficie de este.</text:p>
        </text:list-item>
        <text:list-item>
          <text:p text:style-name="P172">Motor de rotación: Hace girar el disco <text:s/>la velocidad dependerá de…</text:p>
          <text:list>
            <text:list-item>
              <text:p text:style-name="P172">CLV (Constant Linear Velocity): Gira más rápido en la zona interna del disco que en la exterior consiguiendo una tasa de lectura constante. Empleada en lectores hasta 12x</text:p>
            </text:list-item>
            <text:list-item>
              <text:p text:style-name="P172">CAV (Constant Angular Velocity): Gira a la misma velocidad en cualquier zona del disco. Empleada en lectores 16x o más.</text:p>
            </text:list-item>
          </text:list>
        </text:list-item>
        <text:list-item>
          <text:p text:style-name="P234"><text:span text:style-name="T51">Mecanismo de carga: </text:span><text:span text:style-name="T54">Bandeja de plástico extraible encargada de introducir el CD en la unidad.</text:span></text:p>
          <text:p text:style-name="P173"/>
        </text:list-item>
      </text:list>
      <text:p text:style-name="P99"><text:span text:style-name="T51">Velocidad de transferencia</text:span><text:span text:style-name="T41">:</text:span></text:p>
      <text:p text:style-name="P66">Expresa la tasa de transferencia de datos con un número seguido de una X</text:p>
      <text:list text:style-name="L33">
        <text:list-item>
          <text:p text:style-name="P174">La X representa la velocidad de transferencia de los CD de audio estándar que es 150 KB/s y es usada como multiplicador.</text:p>
        </text:list-item>
        <text:list-item>
          <text:p text:style-name="P174">Se añade la palabra MAX para indicar que es la máxima tasa de transferencia que alcanza la unidad.</text:p>
          <text:p text:style-name="P202">Interfaz:</text:p>
        </text:list-item>
      </text:list>
      <text:p text:style-name="P66">Emplea la misma interfaz de conexión que SATA o IDE</text:p>
      <text:p text:style-name="P66"/>
      <text:p text:style-name="P77">3.- DVD</text:p>
      <text:p text:style-name="P100"><text:span text:style-name="T41">Formato y soporte de almacenamiento visual </text:span><text:span text:style-name="T47">y para todo tipo de datos, destaca por su velocidad y capacidad de almacenamiento de igual tamaño que CD debido a…</text:span></text:p>
      <text:list text:style-name="L34">
        <text:list-item>
          <text:p text:style-name="P175">Longitud de hoyos menores que el CD</text:p>
        </text:list-item>
        <text:list-item>
          <text:p text:style-name="P175">Espirales en pista menores que en CD</text:p>
        </text:list-item>
        <text:list-item>
          <text:p text:style-name="P176">Posee dos capas de datos, <text:span text:style-name="T82">la primera de 4,7Gb y la segunda capa de 3,8GB</text:span></text:p>
        </text:list-item>
        <text:list-item>
          <text:p text:style-name="P175">Emplean un método más eficaz de detec<text:span text:style-name="T82">c</text:span>ión y corrección de errores.</text:p>
        </text:list-item>
      </text:list>
      <text:p text:style-name="P67">Un DVD posee dos caras, pero solo se puede leer una cara a la vez.</text:p>
      <text:p text:style-name="P67">Un DVD 1x transfiere datos a 1385KB/s que equivale a un 9x en CD-ROM</text:p>
      <text:p text:style-name="P67">Un DVD tiene dos caras,pude ir desde 4,7GB (una cara, una capa) hasta 17GB (dos caras, dos capas)</text:p>
      <text:p text:style-name="P203">Unidades de DVD:<text:span text:style-name="T14"> Similares a las unidades de CD-ROM, La interfaz de conexión es similar a las empleas por SATA o IDE.</text:span></text:p>
      <text:p text:style-name="P203"/>
      <text:p text:style-name="P195">4.- BLU-RAY</text:p>
      <text:p text:style-name="P196"><text:span text:style-name="T23">Formato de video óptico para video de alta definición, 3D y Ultra HD, además de datos</text:span></text:p>
      <text:list text:style-name="L35">
        <text:list-item>
          <text:p text:style-name="P198"><text:span text:style-name="T23">Capacidad desde 25G hasta 128GB</text:span></text:p>
        </text:list-item>
        <text:list-item>
          <text:p text:style-name="P198"><text:span text:style-name="T23">Usa un láser de luz azul-violeta de 405 nm.</text:span></text:p>
        </text:list-item>
        <text:list-item>
          <text:p text:style-name="P198"><text:span text:style-name="T23">Compatibles con CD y DVD</text:span></text:p>
          <text:list>
            <text:list-item>
              <text:p text:style-name="P198"><text:span text:style-name="T23">BD-ROM: Solo lectura.</text:span></text:p>
            </text:list-item>
            <text:list-item>
              <text:p text:style-name="P198"><text:span text:style-name="T23">BD-R: Grabable</text:span></text:p>
            </text:list-item>
            <text:list-item>
              <text:p text:style-name="P198"><text:span text:style-name="T23">BD-RE: Regrabable</text:span></text:p>
            </text:list-item>
          </text:list>
        </text:list-item>
      </text:list>
      <text:p text:style-name="P196"/>
      <text:p text:style-name="P196">5.- Tarjetas de memoria</text:p>
      <text:p text:style-name="P196"><text:span text:style-name="T23">Memorias flash de tipo EEPROM no volátil. De gran capacidad y pequeño tamaño.</text:span></text:p>
      <text:p text:style-name="P211"><text:span text:style-name="T23">Compact Flash (CS):</text:span></text:p>
      <text:list text:style-name="L36">
        <text:list-item>
          <text:p text:style-name="P232"><text:span text:style-name="T48">Almacenamiento hasta 512GB</text:span></text:p>
        </text:list-item>
        <text:list-item>
          <text:p text:style-name="P235"><text:span text:style-name="T48">D</text:span><text:span text:style-name="T41">os tipos: CF1 y CF2 (más gruesa)</text:span></text:p>
        </text:list-item>
      </text:list>
      <text:p text:style-name="P211"><text:span text:style-name="T23">Memory Stick (MS):</text:span></text:p>
      <text:list text:style-name="L37">
        <text:list-header>
          <text:p text:style-name="P212"><text:span text:style-name="T16">Usado por Sony en sus distintos dispositivos. Capacidades según modelos.</text:span></text:p>
        </text:list-header>
        <text:list-item>
          <text:p text:style-name="P212"><text:span text:style-name="T16">Memory Stick original hasta 128MB</text:span></text:p>
        </text:list-item>
        <text:list-item>
          <text:p text:style-name="P212"><text:span text:style-name="T16">Memory Stick PRO Series entre 4 y 32 GB</text:span></text:p>
        </text:list-item>
        <text:list-item>
          <text:p text:style-name="P212"><text:span text:style-name="T16">Memory Stick XC Series de 2 TB</text:span></text:p>
        </text:list-item>
      </text:list>
      <text:p text:style-name="P211"><text:span text:style-name="T16"/></text:p>
      <text:p text:style-name="P196"><text:span text:style-name="T23"/></text:p>
      <text:p text:style-name="P219"><text:span text:style-name="T23">Parte VI – Tarjetas de expansión, gráficas, de red y multimedia</text:span></text:p>
      <text:p text:style-name="P199"><text:span text:style-name="T23"/></text:p>
      <text:p text:style-name="P199"><text:span text:style-name="T23"/></text:p>
      <text:p text:style-name="P200">1.- Tarjetas gráficas</text:p>
      <text:p text:style-name="P177">Convierte datos digitales en un formato gráfico que puede ser visualizado por pantalla.</text:p>
      <text:list text:style-name="L38">
        <text:list-item>
          <text:p text:style-name="P233"><text:span text:style-name="T49">Pueden venir incorporadas en la placa base, pero se emplean tarjetas graficas para potenciar y mejorar la salida de datos hacia el monitor.</text:span></text:p>
        </text:list-item>
        <text:list-item>
          <text:p text:style-name="P233"><text:span text:style-name="T50">Actualmente están diseñadas para la ranura PCI Express x 16 pero también existen tarjetas gráficas externas usadas en equipos portátiles.</text:span></text:p>
        </text:list-item>
      </text:list>
      <text:p text:style-name="P204">GPU<text:span text:style-name="T14">: Procesador dedicado al procesamiento de gráficos para disminuir la carga de trabajo de la CPU.</text:span></text:p>
      <text:list text:style-name="L39">
        <text:list-item>
          <text:p text:style-name="P178">Optimizado para el cálculo flotante que predomina en las funciones 3D</text:p>
        </text:list-item>
        <text:list-item>
          <text:p text:style-name="P178">Implementa operaciones gráficas para el procesamiento gráfico.</text:p>
        </text:list-item>
        <text:list-item>
          <text:p text:style-name="P178">La frecuencia del reloj del núcleo gráfico en similar a la del procesador.</text:p>
        </text:list-item>
        <text:list-item>
          <text:p text:style-name="P178">Principales fabricantes: Nvidia, ATI, Asus, MSI, GigaByte</text:p>
        </text:list-item>
      </text:list>
      <text:p text:style-name="P179"/>
      <text:p text:style-name="P204">Memoria de video<text:span text:style-name="T14">:</text:span></text:p>
      <text:p text:style-name="P179">Empleada para la tarjeta grafica, si es integrada usa RAM y si es dedicada VRAM</text:p>
      <text:list text:style-name="L40">
        <text:list-item>
          <text:p text:style-name="P181">Entre 128MB y 1TB</text:p>
        </text:list-item>
        <text:list-item>
          <text:p text:style-name="P181">Basada en tecnología DDR (GDDR6)</text:p>
        </text:list-item>
        <text:list-item>
          <text:p text:style-name="P181">Frecuencia des de 625MHz hasta 1000MHz</text:p>
        </text:list-item>
      </text:list>
      <text:p text:style-name="P180">La resolución es el numero de píxeles que es capaz de presentar la tarjeta de video.</text:p>
      <text:list text:style-name="L41">
        <text:list-item>
          <text:p text:style-name="P182">Nº resolución: <text:span text:style-name="T30">Anchura</text:span> <text:span text:style-name="T83">x</text:span> <text:span text:style-name="T83">Altura</text:span><text:span text:style-name="T29"> </text:span>(800x600 por ejemplo)</text:p>
        </text:list-item>
        <text:list-item>
          <text:p text:style-name="P183">Parámetros:</text:p>
          <text:list>
            <text:list-item>
              <text:p text:style-name="P183">Altura: Nº de píxeles desde la parte inferior a la superior.</text:p>
            </text:list-item>
            <text:list-item>
              <text:p text:style-name="P183">Anchura: Nº de píxeles por linea de izquierda a derecha.</text:p>
            </text:list-item>
            <text:list-item>
              <text:p text:style-name="P183">Profundidad de color: Nº de bits o cantidad de colores para cada píxel.</text:p>
            </text:list-item>
          </text:list>
        </text:list-item>
        <text:list-item>
          <text:p text:style-name="P183">Cantidad de memoria: Corresponde con el ancho por el alto por la profundidad de color entre 8 para expresar en MB. A mayor cantidad de memoria de video mayor cantidad de texturas al mostrar gráficos 3<text:span text:style-name="T84">D</text:span></text:p>
        </text:list-item>
      </text:list>
      <text:p text:style-name="P205">RAMDAC<text:span text:style-name="T14">:</text:span></text:p>
      <text:p text:style-name="P184">Empleado en la transformación de señales digitales a señales analógicas para enviarlo a un monitor por cable.</text:p>
      <text:list text:style-name="L42">
        <text:list-item>
          <text:p text:style-name="P185">Velocidad de refresco: Nº de veces que se dibuja la pantalla por segundo.</text:p>
        </text:list-item>
        <text:list-item>
          <text:p text:style-name="P185">Recomendado trabajar a 60 Hz como mínimo.</text:p>
        </text:list-item>
        <text:list-item>
          <text:p text:style-name="P185">Obsoleto y parte de su funcionamiento lo hace la placa base.</text:p>
        </text:list-item>
      </text:list>
      <text:p text:style-name="P184"/>
      <text:p text:style-name="P205">Salidas de la tarjeta gráfica<text:span text:style-name="T14">:</text:span></text:p>
      <text:list text:style-name="L43">
        <text:list-item>
          <text:p text:style-name="P186">SVGA, DVI, S-Video, HDMI, Display Port.</text:p>
        </text:list-item>
      </text:list>
      <text:p text:style-name="P184"/>
      <text:p text:style-name="P205">Dispositivos refrigerantes<text:span text:style-name="T14">:</text:span></text:p>
      <text:list text:style-name="L44">
        <text:list-item>
          <text:p text:style-name="P187">Disipador (dispositivo pasivo): Hecho de material conductor del calor, sin partes móviles, voluminosos.</text:p>
        </text:list-item>
        <text:list-item>
          <text:p text:style-name="P187">Ventilador (Dispositivo activo): Produce aire y aleja el calor enfriando la GPU, menos eficiente que el disipador</text:p>
        </text:list-item>
      </text:list>
      <text:p text:style-name="P188">Ambos son compatibles entre si y se emplean juntos.</text:p>
      <text:p text:style-name="P188"/>
      <text:p text:style-name="P206">Alimentación<text:span text:style-name="T14">:</text:span></text:p>
      <text:p text:style-name="P188"/>
      <text:p text:style-name="P1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14</text:page-number></text:span><text:span text:style-name="MT1"><text:s/>de </text:span><text:span text:style-name="MT2"><text:page-count>14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gope79@hotmail.com</meta:initial-creator>
    <meta:editing-cycles>87</meta:editing-cycles>
    <meta:creation-date>2023-11-22T16:18:00</meta:creation-date>
    <dc:date>2024-01-10T18:35:42.621000000</dc:date>
    <meta:editing-duration>PT10H22M39S</meta:editing-duration>
    <meta:generator>LibreOffice/7.5.9.2$Windows_X86_64 LibreOffice_project/cdeefe45c17511d326101eed8008ac4092f278a9</meta:generator>
    <meta:document-statistic meta:table-count="0" meta:image-count="0" meta:object-count="0" meta:page-count="14" meta:paragraph-count="406" meta:word-count="4856" meta:character-count="28421" meta:non-whitespace-character-count="24230"/>
    <meta:user-defined meta:name="AppVersion">12.0000</meta:user-defined>
    <meta:template xlink:type="simple" xlink:actuate="onRequest" xlink:title="Normal.dotm" xlink:href=""/>
  </office:meta>
</office:document-meta>
</file>